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EKLY REPORT</text:p>
      <text:p text:style-name="Standard"/>
      <text:p text:style-name="Standard">VISION SDK + Live555</text:p>
      <text:list xml:id="list2077744999" text:style-name="L1">
        <text:list-item>
          <text:p text:style-name="P1">Installed Live555 on Ubuntu VM, ran test stream file and was able to view the video on <text:s/>Ubuntu VM and another Ubuntu PC with my login (couldn't see the stream with Shekar's Login).</text:p>
        </text:list-item>
        <text:list-item>
          <text:p text:style-name="P1">Prepared bootable SD card and installed Linux + vision_sdk on the SD card. Ran a vision_sdk test program to display OV camera stream on Vayu.(me &amp; Shekhar).</text:p>
        </text:list-item>
        <text:list-item>
          <text:p text:style-name="P1">Cross-compiled live555 source code using arm-linux-gnueabihf compiler for VAYU and found the installation was happening in root direcotry, the installation was over-writing pre-installed 64 Bit files with 32 Bit executable files.</text:p>
        </text:list-item>
        <text:list-item>
          <text:p text:style-name="P1">To avoid over writing we have compiled live555 source code on UBUNTU_ARM and copied the generated build files to appropriate directories on Linux + vision_sdk image. Then <text:s/>ran testMPEG4VideoStreamer program and it began the streamer. We were able to see the video stream using VLC on Ubuntu as well as in Ubuntu VM.</text:p>
          <text:p text:style-name="P1"/>
        </text:list-item>
      </text:list>
      <text:p text:style-name="Standard">Running avp_cam package (Chintan's Code ) on Vayu :</text:p>
      <text:list xml:id="list1002739908" text:style-name="L2">
        <text:list-item>
          <text:p text:style-name="P2">Tried to ROS launch all the nodes at once on Vayu . But couldn't initiate all nodes (showing a display error with image_view node and Xterm ). So, Launched only TRIGGER node on Vayu and rest of the nodes (capture, image_proc, image_view) on PC. It worked, and was able to <text:s/>trigger <text:s/>IP camera from VAYU.</text:p>
        </text:list-item>
        <text:list-item>
          <text:p text:style-name="P2">Need to figure out how to set display for image_view and Xterm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i Vamsi</meta:initial-creator>
    <meta:creation-date>2014-08-25T14:35:22</meta:creation-date>
    <dc:date>2014-08-25T17:33:39</dc:date>
    <dc:creator>Sai Vamsi</dc:creator>
    <meta:editing-duration>PT2H12M36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9" meta:word-count="232" meta:character-count="1342" meta:non-whitespace-character-count="1120"/>
  </office:meta>
</office:document-meta>
</file>